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3.43mm" svg:height="62.16mm" svg:x="14.59mm" svg:y="255.78mm">
            <draw:object draw:notify-on-update-of-ranges="Sheet1.B42:Sheet1.B55 Sheet1.C42:Sheet1.C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2.53mm" svg:height="57.11mm" svg:x="145.65mm" svg:y="256.58mm">
            <draw:object draw:notify-on-update-of-ranges="Sheet1.H42:Sheet1.H55 Sheet1.I42:Sheet1.I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excited</text:p>
          </table:table-cell>
          <table:table-cell table:number-columns-repeated="4"/>
          <table:table-cell office:value-type="string" calcext:value-type="string">
            <text:p>Calculation</text:p>
          </table:table-cell>
          <table:table-cell office:value-type="string" calcext:value-type="string">
            <text:p>excited2</text:p>
          </table:table-cell>
          <table:table-cell table:number-columns-repeated="4"/>
          <table:table-cell office:value-type="string" calcext:value-type="string">
            <text:p>Calculation</text:p>
          </table:table-cell>
          <table:table-cell office:value-type="string" calcext:value-type="string">
            <text:p>exciteda1</text:p>
          </table:table-cell>
          <table:table-cell table:number-columns-repeated="4"/>
          <table:table-cell office:value-type="string" calcext:value-type="string">
            <text:p>Calculation</text:p>
          </table:table-cell>
          <table:table-cell office:value-type="string" calcext:value-type="string">
            <text:p>excited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5"/>
          <table:table-cell office:value-type="string" calcext:value-type="string">
            <text:p>State</text:p>
          </table:table-cell>
          <table:table-cell table:number-columns-repeated="5"/>
          <table:table-cell office:value-type="string" calcext:value-type="string">
            <text:p>State</text:p>
          </table:table-cell>
          <table:table-cell table:number-columns-repeated="5"/>
          <table:table-cell office:value-type="string" calcext:value-type="string">
            <text:p>St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5"/>
          <table:table-cell office:value-type="string" calcext:value-type="string">
            <text:p>Geo</text:p>
          </table:table-cell>
          <table:table-cell table:number-columns-repeated="5"/>
          <table:table-cell office:value-type="string" calcext:value-type="string">
            <text:p>Geo</text:p>
          </table:table-cell>
          <table:table-cell table:number-columns-repeated="5"/>
          <table:table-cell office:value-type="string" calcext:value-type="string">
            <text:p>Ge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A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A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A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68899" calcext:value-type="float">
            <text:p>3.68899</text:p>
          </table:table-cell>
          <table:table-cell office:value-type="float" office:value="-0.71525" calcext:value-type="float">
            <text:p>-0.7152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65513" calcext:value-type="float">
            <text:p>3.65513</text:p>
          </table:table-cell>
          <table:table-cell office:value-type="float" office:value="-0.76047" calcext:value-type="float">
            <text:p>-0.76047</text:p>
          </table:table-cell>
          <table:table-cell office:value-type="float" office:value="-0.00021" calcext:value-type="float">
            <text:p>-0.000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68899" calcext:value-type="float">
            <text:p>3.68899</text:p>
          </table:table-cell>
          <table:table-cell office:value-type="float" office:value="-0.71525" calcext:value-type="float">
            <text:p>-0.7152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68899" calcext:value-type="float">
            <text:p>3.68899</text:p>
          </table:table-cell>
          <table:table-cell office:value-type="float" office:value="-0.71525" calcext:value-type="float">
            <text:p>-0.7152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table:formula="of:=SUM([.U6]-[.I6])" office:value-type="float" office:value="0.0338599999999998" calcext:value-type="float">
            <text:p>0.03386</text:p>
          </table:table-cell>
          <table:table-cell table:formula="of:=SUM([.V6]-[.J6])" office:value-type="float" office:value="0.04522" calcext:value-type="float">
            <text:p>0.04522</text:p>
          </table:table-cell>
          <table:table-cell table:formula="of:=SUM([.W6]-[.K6])" office:value-type="float" office:value="0.0002" calcext:value-type="float">
            <text:p>0.000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46648" calcext:value-type="float">
            <text:p>2.46648</text:p>
          </table:table-cell>
          <table:table-cell office:value-type="float" office:value="-1.40896" calcext:value-type="float">
            <text:p>-1.4089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44832" calcext:value-type="float">
            <text:p>2.44832</text:p>
          </table:table-cell>
          <table:table-cell office:value-type="float" office:value="-1.43416" calcext:value-type="float">
            <text:p>-1.43416</text:p>
          </table:table-cell>
          <table:table-cell office:value-type="float" office:value="0.00009" calcext:value-type="float">
            <text:p>9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46648" calcext:value-type="float">
            <text:p>2.46648</text:p>
          </table:table-cell>
          <table:table-cell office:value-type="float" office:value="-1.40896" calcext:value-type="float">
            <text:p>-1.4089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46648" calcext:value-type="float">
            <text:p>2.46648</text:p>
          </table:table-cell>
          <table:table-cell office:value-type="float" office:value="-1.40896" calcext:value-type="float">
            <text:p>-1.4089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table:formula="of:=SUM([.U7]-[.I7])" office:value-type="float" office:value="0.0181600000000004" calcext:value-type="float">
            <text:p>0.01816</text:p>
          </table:table-cell>
          <table:table-cell table:formula="of:=SUM([.V7]-[.J7])" office:value-type="float" office:value="0.0252000000000001" calcext:value-type="float">
            <text:p>0.0252</text:p>
          </table:table-cell>
          <table:table-cell table:formula="of:=SUM([.W7]-[.K7])" office:value-type="float" office:value="-0.00009" calcext:value-type="float">
            <text:p>-9E-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23907" calcext:value-type="float">
            <text:p>1.23907</text:p>
          </table:table-cell>
          <table:table-cell office:value-type="float" office:value="-0.73181" calcext:value-type="float">
            <text:p>-0.73181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23469" calcext:value-type="float">
            <text:p>1.23469</text:p>
          </table:table-cell>
          <table:table-cell office:value-type="float" office:value="-0.72926" calcext:value-type="float">
            <text:p>-0.72926</text:p>
          </table:table-cell>
          <table:table-cell office:value-type="float" office:value="0.00021" calcext:value-type="float">
            <text:p>0.000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23907" calcext:value-type="float">
            <text:p>1.23907</text:p>
          </table:table-cell>
          <table:table-cell office:value-type="float" office:value="-0.73181" calcext:value-type="float">
            <text:p>-0.73181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23907" calcext:value-type="float">
            <text:p>1.23907</text:p>
          </table:table-cell>
          <table:table-cell office:value-type="float" office:value="-0.73181" calcext:value-type="float">
            <text:p>-0.73181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table:formula="of:=SUM([.U8]-[.I8])" office:value-type="float" office:value="0.00438000000000005" calcext:value-type="float">
            <text:p>0.00438</text:p>
          </table:table-cell>
          <table:table-cell table:formula="of:=SUM([.V8]-[.J8])" office:value-type="float" office:value="-0.00255000000000005" calcext:value-type="float">
            <text:p>-0.00255</text:p>
          </table:table-cell>
          <table:table-cell table:formula="of:=SUM([.W8]-[.K8])" office:value-type="float" office:value="-0.0002" calcext:value-type="float">
            <text:p>-0.000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26444" calcext:value-type="float">
            <text:p>1.26444</text:p>
          </table:table-cell>
          <table:table-cell office:value-type="float" office:value="0.67745" calcext:value-type="float">
            <text:p>0.67745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.71461" calcext:value-type="float">
            <text:p>0.71461</text:p>
          </table:table-cell>
          <table:table-cell office:value-type="float" office:value="0.00013" calcext:value-type="float">
            <text:p>0.000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26444" calcext:value-type="float">
            <text:p>1.26444</text:p>
          </table:table-cell>
          <table:table-cell office:value-type="float" office:value="0.67745" calcext:value-type="float">
            <text:p>0.67745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26444" calcext:value-type="float">
            <text:p>1.26444</text:p>
          </table:table-cell>
          <table:table-cell office:value-type="float" office:value="0.67745" calcext:value-type="float">
            <text:p>0.67745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table:formula="of:=SUM([.U9]-[.I9])" office:value-type="float" office:value="-0.00287000000000015" calcext:value-type="float">
            <text:p>-0.00287</text:p>
          </table:table-cell>
          <table:table-cell table:formula="of:=SUM([.V9]-[.J9])" office:value-type="float" office:value="-0.03716" calcext:value-type="float">
            <text:p>-0.03716</text:p>
          </table:table-cell>
          <table:table-cell table:formula="of:=SUM([.W9]-[.K9])" office:value-type="float" office:value="-0.00012" calcext:value-type="float">
            <text:p>-0.000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49637" calcext:value-type="float">
            <text:p>2.49637</text:p>
          </table:table-cell>
          <table:table-cell office:value-type="float" office:value="1.36186" calcext:value-type="float">
            <text:p>1.361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49666" calcext:value-type="float">
            <text:p>2.49666</text:p>
          </table:table-cell>
          <table:table-cell office:value-type="float" office:value="1.36988" calcext:value-type="float">
            <text:p>1.36988</text:p>
          </table:table-cell>
          <table:table-cell office:value-type="float" office:value="-0.00027" calcext:value-type="float">
            <text:p>-0.000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49637" calcext:value-type="float">
            <text:p>2.49637</text:p>
          </table:table-cell>
          <table:table-cell office:value-type="float" office:value="1.36186" calcext:value-type="float">
            <text:p>1.361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49637" calcext:value-type="float">
            <text:p>2.49637</text:p>
          </table:table-cell>
          <table:table-cell office:value-type="float" office:value="1.36186" calcext:value-type="float">
            <text:p>1.361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U10]-[.I10])" office:value-type="float" office:value="-0.000289999999999679" calcext:value-type="float">
            <text:p>-0.00029</text:p>
          </table:table-cell>
          <table:table-cell table:formula="of:=SUM([.V10]-[.J10])" office:value-type="float" office:value="-0.00801999999999992" calcext:value-type="float">
            <text:p>-0.00802</text:p>
          </table:table-cell>
          <table:table-cell table:formula="of:=SUM([.W10]-[.K10])" office:value-type="float" office:value="0.00027" calcext:value-type="float">
            <text:p>0.000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70715" calcext:value-type="float">
            <text:p>3.70715</text:p>
          </table:table-cell>
          <table:table-cell office:value-type="float" office:value="0.67289" calcext:value-type="float">
            <text:p>0.67289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67945" calcext:value-type="float">
            <text:p>3.67945</text:p>
          </table:table-cell>
          <table:table-cell office:value-type="float" office:value="0.65669" calcext:value-type="float">
            <text:p>0.65669</text:p>
          </table:table-cell>
          <table:table-cell office:value-type="float" office:value="-0.00038" calcext:value-type="float">
            <text:p>-0.000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70715" calcext:value-type="float">
            <text:p>3.70715</text:p>
          </table:table-cell>
          <table:table-cell office:value-type="float" office:value="0.67289" calcext:value-type="float">
            <text:p>0.67289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70715" calcext:value-type="float">
            <text:p>3.70715</text:p>
          </table:table-cell>
          <table:table-cell office:value-type="float" office:value="0.67289" calcext:value-type="float">
            <text:p>0.67289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table:formula="of:=SUM([.U11]-[.I11])" office:value-type="float" office:value="0.0276999999999998" calcext:value-type="float">
            <text:p>0.0277</text:p>
          </table:table-cell>
          <table:table-cell table:formula="of:=SUM([.V11]-[.J11])" office:value-type="float" office:value="0.0162" calcext:value-type="float">
            <text:p>0.0162</text:p>
          </table:table-cell>
          <table:table-cell table:formula="of:=SUM([.W11]-[.K11])" office:value-type="float" office:value="0.00037" calcext:value-type="float">
            <text:p>0.000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43027" calcext:value-type="float">
            <text:p>-1.43027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4194" calcext:value-type="float">
            <text:p>-1.4194</text:p>
          </table:table-cell>
          <table:table-cell office:value-type="float" office:value="0.00031" calcext:value-type="float">
            <text:p>0.000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43027" calcext:value-type="float">
            <text:p>-1.43027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43027" calcext:value-type="float">
            <text:p>-1.43027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table:formula="of:=SUM([.U12]-[.I12])" office:value-type="float" office:value="0" calcext:value-type="float">
            <text:p>0</text:p>
          </table:table-cell>
          <table:table-cell table:formula="of:=SUM([.V12]-[.J12])" office:value-type="float" office:value="-0.0108700000000002" calcext:value-type="float">
            <text:p>-0.01087</text:p>
          </table:table-cell>
          <table:table-cell table:formula="of:=SUM([.W12]-[.K12])" office:value-type="float" office:value="-0.0003" calcext:value-type="float">
            <text:p>-0.000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5619" calcext:value-type="float">
            <text:p>1.45619</text:p>
          </table:table-cell>
          <table:table-cell office:value-type="float" office:value="0.00002" calcext:value-type="float">
            <text:p>2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3373" calcext:value-type="float">
            <text:p>1.53373</text:p>
          </table:table-cell>
          <table:table-cell office:value-type="float" office:value="0.00059" calcext:value-type="float">
            <text:p>0.0005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5619" calcext:value-type="float">
            <text:p>1.45619</text:p>
          </table:table-cell>
          <table:table-cell office:value-type="float" office:value="0.00002" calcext:value-type="float">
            <text:p>2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5619" calcext:value-type="float">
            <text:p>1.45619</text:p>
          </table:table-cell>
          <table:table-cell office:value-type="float" office:value="0.00002" calcext:value-type="float">
            <text:p>2E-05</text:p>
          </table:table-cell>
          <table:table-cell table:number-columns-repeated="2"/>
          <table:table-cell table:formula="of:=SUM([.U13]-[.I13])" office:value-type="float" office:value="0" calcext:value-type="float">
            <text:p>0</text:p>
          </table:table-cell>
          <table:table-cell table:formula="of:=SUM([.V13]-[.J13])" office:value-type="float" office:value="-0.0775399999999999" calcext:value-type="float">
            <text:p>-0.07754</text:p>
          </table:table-cell>
          <table:table-cell table:formula="of:=SUM([.W13]-[.K13])" office:value-type="float" office:value="-0.00057" calcext:value-type="float">
            <text:p>-0.000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.26444" calcext:value-type="float">
            <text:p>-1.26444</text:p>
          </table:table-cell>
          <table:table-cell office:value-type="float" office:value="0.67745" calcext:value-type="float">
            <text:p>0.677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1.26731" calcext:value-type="float">
            <text:p>-1.26731</text:p>
          </table:table-cell>
          <table:table-cell office:value-type="float" office:value="0.71461" calcext:value-type="float">
            <text:p>0.71461</text:p>
          </table:table-cell>
          <table:table-cell office:value-type="float" office:value="0.00013" calcext:value-type="float">
            <text:p>0.000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1.26444" calcext:value-type="float">
            <text:p>-1.26444</text:p>
          </table:table-cell>
          <table:table-cell office:value-type="float" office:value="0.67745" calcext:value-type="float">
            <text:p>0.677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1.26444" calcext:value-type="float">
            <text:p>-1.26444</text:p>
          </table:table-cell>
          <table:table-cell office:value-type="float" office:value="0.67745" calcext:value-type="float">
            <text:p>0.677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U14]-[.I14])" office:value-type="float" office:value="0.00287000000000015" calcext:value-type="float">
            <text:p>0.00287</text:p>
          </table:table-cell>
          <table:table-cell table:formula="of:=SUM([.V14]-[.J14])" office:value-type="float" office:value="-0.03716" calcext:value-type="float">
            <text:p>-0.03716</text:p>
          </table:table-cell>
          <table:table-cell table:formula="of:=SUM([.W14]-[.K14])" office:value-type="float" office:value="-0.00013" calcext:value-type="float">
            <text:p>-0.000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.23907" calcext:value-type="float">
            <text:p>-1.23907</text:p>
          </table:table-cell>
          <table:table-cell office:value-type="float" office:value="-0.73181" calcext:value-type="float">
            <text:p>-0.73181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1.23469" calcext:value-type="float">
            <text:p>-1.23469</text:p>
          </table:table-cell>
          <table:table-cell office:value-type="float" office:value="-0.72926" calcext:value-type="float">
            <text:p>-0.72926</text:p>
          </table:table-cell>
          <table:table-cell office:value-type="float" office:value="0.0002" calcext:value-type="float">
            <text:p>0.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1.23907" calcext:value-type="float">
            <text:p>-1.23907</text:p>
          </table:table-cell>
          <table:table-cell office:value-type="float" office:value="-0.73181" calcext:value-type="float">
            <text:p>-0.73181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1.23907" calcext:value-type="float">
            <text:p>-1.23907</text:p>
          </table:table-cell>
          <table:table-cell office:value-type="float" office:value="-0.73181" calcext:value-type="float">
            <text:p>-0.73181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table:formula="of:=SUM([.U15]-[.I15])" office:value-type="float" office:value="-0.00438000000000005" calcext:value-type="float">
            <text:p>-0.00438</text:p>
          </table:table-cell>
          <table:table-cell table:formula="of:=SUM([.V15]-[.J15])" office:value-type="float" office:value="-0.00255000000000005" calcext:value-type="float">
            <text:p>-0.00255</text:p>
          </table:table-cell>
          <table:table-cell table:formula="of:=SUM([.W15]-[.K15])" office:value-type="float" office:value="-0.00019" calcext:value-type="float">
            <text:p>-0.000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2.46648" calcext:value-type="float">
            <text:p>-2.46648</text:p>
          </table:table-cell>
          <table:table-cell office:value-type="float" office:value="-1.40896" calcext:value-type="float">
            <text:p>-1.408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.44832" calcext:value-type="float">
            <text:p>-2.44832</text:p>
          </table:table-cell>
          <table:table-cell office:value-type="float" office:value="-1.43416" calcext:value-type="float">
            <text:p>-1.43416</text:p>
          </table:table-cell>
          <table:table-cell office:value-type="float" office:value="0.00008" calcext:value-type="float">
            <text:p>8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.46648" calcext:value-type="float">
            <text:p>-2.46648</text:p>
          </table:table-cell>
          <table:table-cell office:value-type="float" office:value="-1.40896" calcext:value-type="float">
            <text:p>-1.408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.46648" calcext:value-type="float">
            <text:p>-2.46648</text:p>
          </table:table-cell>
          <table:table-cell office:value-type="float" office:value="-1.40896" calcext:value-type="float">
            <text:p>-1.408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U16]-[.I16])" office:value-type="float" office:value="-0.0181600000000004" calcext:value-type="float">
            <text:p>-0.01816</text:p>
          </table:table-cell>
          <table:table-cell table:formula="of:=SUM([.V16]-[.J16])" office:value-type="float" office:value="0.0252000000000001" calcext:value-type="float">
            <text:p>0.0252</text:p>
          </table:table-cell>
          <table:table-cell table:formula="of:=SUM([.W16]-[.K16])" office:value-type="float" office:value="-0.00008" calcext:value-type="float">
            <text:p>-8E-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.46979" calcext:value-type="float">
            <text:p>-2.46979</text:p>
          </table:table-cell>
          <table:table-cell office:value-type="float" office:value="-2.49439" calcext:value-type="float">
            <text:p>-2.49439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.42644" calcext:value-type="float">
            <text:p>-2.42644</text:p>
          </table:table-cell>
          <table:table-cell office:value-type="float" office:value="-2.51824" calcext:value-type="float">
            <text:p>-2.51824</text:p>
          </table:table-cell>
          <table:table-cell office:value-type="float" office:value="0.00017" calcext:value-type="float">
            <text:p>0.000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.46979" calcext:value-type="float">
            <text:p>-2.46979</text:p>
          </table:table-cell>
          <table:table-cell office:value-type="float" office:value="-2.49439" calcext:value-type="float">
            <text:p>-2.49439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.46979" calcext:value-type="float">
            <text:p>-2.46979</text:p>
          </table:table-cell>
          <table:table-cell office:value-type="float" office:value="-2.49439" calcext:value-type="float">
            <text:p>-2.49439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table:formula="of:=SUM([.U17]-[.I17])" office:value-type="float" office:value="-0.0433500000000002" calcext:value-type="float">
            <text:p>-0.04335</text:p>
          </table:table-cell>
          <table:table-cell table:formula="of:=SUM([.V17]-[.J17])" office:value-type="float" office:value="0.0238499999999999" calcext:value-type="float">
            <text:p>0.02385</text:p>
          </table:table-cell>
          <table:table-cell table:formula="of:=SUM([.W17]-[.K17])" office:value-type="float" office:value="-0.00016" calcext:value-type="float">
            <text:p>-0.0001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3.68899" calcext:value-type="float">
            <text:p>-3.68899</text:p>
          </table:table-cell>
          <table:table-cell office:value-type="float" office:value="-0.71525" calcext:value-type="float">
            <text:p>-0.7152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.65513" calcext:value-type="float">
            <text:p>-3.65513</text:p>
          </table:table-cell>
          <table:table-cell office:value-type="float" office:value="-0.76047" calcext:value-type="float">
            <text:p>-0.76047</text:p>
          </table:table-cell>
          <table:table-cell office:value-type="float" office:value="-0.00022" calcext:value-type="float">
            <text:p>-0.000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.68899" calcext:value-type="float">
            <text:p>-3.68899</text:p>
          </table:table-cell>
          <table:table-cell office:value-type="float" office:value="-0.71525" calcext:value-type="float">
            <text:p>-0.7152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.68899" calcext:value-type="float">
            <text:p>-3.68899</text:p>
          </table:table-cell>
          <table:table-cell office:value-type="float" office:value="-0.71525" calcext:value-type="float">
            <text:p>-0.7152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table:formula="of:=SUM([.U18]-[.I18])" office:value-type="float" office:value="-0.0338599999999998" calcext:value-type="float">
            <text:p>-0.03386</text:p>
          </table:table-cell>
          <table:table-cell table:formula="of:=SUM([.V18]-[.J18])" office:value-type="float" office:value="0.04522" calcext:value-type="float">
            <text:p>0.04522</text:p>
          </table:table-cell>
          <table:table-cell table:formula="of:=SUM([.W18]-[.K18])" office:value-type="float" office:value="0.00021" calcext:value-type="float">
            <text:p>0.000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3.70715" calcext:value-type="float">
            <text:p>-3.70715</text:p>
          </table:table-cell>
          <table:table-cell office:value-type="float" office:value="0.67289" calcext:value-type="float">
            <text:p>0.67289</text:p>
          </table:table-cell>
          <table:table-cell office:value-type="float" office:value="-0.00002" calcext:value-type="float">
            <text:p>-2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.67945" calcext:value-type="float">
            <text:p>-3.67945</text:p>
          </table:table-cell>
          <table:table-cell office:value-type="float" office:value="0.65669" calcext:value-type="float">
            <text:p>0.65669</text:p>
          </table:table-cell>
          <table:table-cell office:value-type="float" office:value="-0.00039" calcext:value-type="float">
            <text:p>-0.0003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.70715" calcext:value-type="float">
            <text:p>-3.70715</text:p>
          </table:table-cell>
          <table:table-cell office:value-type="float" office:value="0.67289" calcext:value-type="float">
            <text:p>0.67289</text:p>
          </table:table-cell>
          <table:table-cell office:value-type="float" office:value="-0.00002" calcext:value-type="float">
            <text:p>-2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.70715" calcext:value-type="float">
            <text:p>-3.70715</text:p>
          </table:table-cell>
          <table:table-cell office:value-type="float" office:value="0.67289" calcext:value-type="float">
            <text:p>0.67289</text:p>
          </table:table-cell>
          <table:table-cell office:value-type="float" office:value="-0.00002" calcext:value-type="float">
            <text:p>-2E-05</text:p>
          </table:table-cell>
          <table:table-cell table:number-columns-repeated="2"/>
          <table:table-cell table:formula="of:=SUM([.U19]-[.I19])" office:value-type="float" office:value="-0.0276999999999998" calcext:value-type="float">
            <text:p>-0.0277</text:p>
          </table:table-cell>
          <table:table-cell table:formula="of:=SUM([.V19]-[.J19])" office:value-type="float" office:value="0.0162" calcext:value-type="float">
            <text:p>0.0162</text:p>
          </table:table-cell>
          <table:table-cell table:formula="of:=SUM([.W19]-[.K19])" office:value-type="float" office:value="0.00037" calcext:value-type="float">
            <text:p>0.000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2.49637" calcext:value-type="float">
            <text:p>-2.49637</text:p>
          </table:table-cell>
          <table:table-cell office:value-type="float" office:value="1.36186" calcext:value-type="float">
            <text:p>1.3618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.49666" calcext:value-type="float">
            <text:p>-2.49666</text:p>
          </table:table-cell>
          <table:table-cell office:value-type="float" office:value="1.36988" calcext:value-type="float">
            <text:p>1.36988</text:p>
          </table:table-cell>
          <table:table-cell office:value-type="float" office:value="-0.00027" calcext:value-type="float">
            <text:p>-0.000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.49637" calcext:value-type="float">
            <text:p>-2.49637</text:p>
          </table:table-cell>
          <table:table-cell office:value-type="float" office:value="1.36186" calcext:value-type="float">
            <text:p>1.3618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.49637" calcext:value-type="float">
            <text:p>-2.49637</text:p>
          </table:table-cell>
          <table:table-cell office:value-type="float" office:value="1.36186" calcext:value-type="float">
            <text:p>1.3618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table:formula="of:=SUM([.U20]-[.I20])" office:value-type="float" office:value="0.000289999999999679" calcext:value-type="float">
            <text:p>0.00029</text:p>
          </table:table-cell>
          <table:table-cell table:formula="of:=SUM([.V20]-[.J20])" office:value-type="float" office:value="-0.00801999999999992" calcext:value-type="float">
            <text:p>-0.00802</text:p>
          </table:table-cell>
          <table:table-cell table:formula="of:=SUM([.W20]-[.K20])" office:value-type="float" office:value="0.00026" calcext:value-type="float">
            <text:p>0.000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1406" calcext:value-type="float">
            <text:p>-2.51406</text:p>
          </table:table-cell>
          <table:table-cell office:value-type="float" office:value="0.00002" calcext:value-type="float">
            <text:p>2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0391" calcext:value-type="float">
            <text:p>-2.50391</text:p>
          </table:table-cell>
          <table:table-cell office:value-type="float" office:value="0.00036" calcext:value-type="float">
            <text:p>0.000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1406" calcext:value-type="float">
            <text:p>-2.51406</text:p>
          </table:table-cell>
          <table:table-cell office:value-type="float" office:value="0.00002" calcext:value-type="float">
            <text:p>2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1406" calcext:value-type="float">
            <text:p>-2.51406</text:p>
          </table:table-cell>
          <table:table-cell office:value-type="float" office:value="0.00002" calcext:value-type="float">
            <text:p>2E-05</text:p>
          </table:table-cell>
          <table:table-cell table:number-columns-repeated="2"/>
          <table:table-cell table:formula="of:=SUM([.U21]-[.I21])" office:value-type="float" office:value="0" calcext:value-type="float">
            <text:p>0</text:p>
          </table:table-cell>
          <table:table-cell table:formula="of:=SUM([.V21]-[.J21])" office:value-type="float" office:value="-0.0101499999999999" calcext:value-type="float">
            <text:p>-0.01015</text:p>
          </table:table-cell>
          <table:table-cell table:formula="of:=SUM([.W21]-[.K21])" office:value-type="float" office:value="-0.00034" calcext:value-type="float">
            <text:p>-0.000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6163" calcext:value-type="float">
            <text:p>4.6163</text:p>
          </table:table-cell>
          <table:table-cell office:value-type="float" office:value="-1.27585" calcext:value-type="float">
            <text:p>-1.27585</text:p>
          </table:table-cell>
          <table:table-cell office:value-type="float" office:value="-0.00002" calcext:value-type="float">
            <text:p>-2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58777" calcext:value-type="float">
            <text:p>4.58777</text:p>
          </table:table-cell>
          <table:table-cell office:value-type="float" office:value="-1.31218" calcext:value-type="float">
            <text:p>-1.31218</text:p>
          </table:table-cell>
          <table:table-cell office:value-type="float" office:value="-0.00035" calcext:value-type="float">
            <text:p>-0.000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6163" calcext:value-type="float">
            <text:p>4.6163</text:p>
          </table:table-cell>
          <table:table-cell office:value-type="float" office:value="-1.27585" calcext:value-type="float">
            <text:p>-1.27585</text:p>
          </table:table-cell>
          <table:table-cell office:value-type="float" office:value="-0.00002" calcext:value-type="float">
            <text:p>-2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6163" calcext:value-type="float">
            <text:p>4.6163</text:p>
          </table:table-cell>
          <table:table-cell office:value-type="float" office:value="-1.27585" calcext:value-type="float">
            <text:p>-1.27585</text:p>
          </table:table-cell>
          <table:table-cell office:value-type="float" office:value="-0.00002" calcext:value-type="float">
            <text:p>-2E-05</text:p>
          </table:table-cell>
          <table:table-cell table:number-columns-repeated="2"/>
          <table:table-cell table:formula="of:=SUM([.U22]-[.I22])" office:value-type="float" office:value="0.0285299999999999" calcext:value-type="float">
            <text:p>0.02853</text:p>
          </table:table-cell>
          <table:table-cell table:formula="of:=SUM([.V22]-[.J22])" office:value-type="float" office:value="0.03633" calcext:value-type="float">
            <text:p>0.03633</text:p>
          </table:table-cell>
          <table:table-cell table:formula="of:=SUM([.W22]-[.K22])" office:value-type="float" office:value="0.00033" calcext:value-type="float">
            <text:p>0.000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46979" calcext:value-type="float">
            <text:p>2.46979</text:p>
          </table:table-cell>
          <table:table-cell office:value-type="float" office:value="-2.49439" calcext:value-type="float">
            <text:p>-2.49439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42644" calcext:value-type="float">
            <text:p>2.42644</text:p>
          </table:table-cell>
          <table:table-cell office:value-type="float" office:value="-2.51824" calcext:value-type="float">
            <text:p>-2.51824</text:p>
          </table:table-cell>
          <table:table-cell office:value-type="float" office:value="0.00018" calcext:value-type="float">
            <text:p>0.000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46979" calcext:value-type="float">
            <text:p>2.46979</text:p>
          </table:table-cell>
          <table:table-cell office:value-type="float" office:value="-2.49439" calcext:value-type="float">
            <text:p>-2.49439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46979" calcext:value-type="float">
            <text:p>2.46979</text:p>
          </table:table-cell>
          <table:table-cell office:value-type="float" office:value="-2.49439" calcext:value-type="float">
            <text:p>-2.49439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table:formula="of:=SUM([.U23]-[.I23])" office:value-type="float" office:value="0.0433500000000002" calcext:value-type="float">
            <text:p>0.04335</text:p>
          </table:table-cell>
          <table:table-cell table:formula="of:=SUM([.V23]-[.J23])" office:value-type="float" office:value="0.0238499999999999" calcext:value-type="float">
            <text:p>0.02385</text:p>
          </table:table-cell>
          <table:table-cell table:formula="of:=SUM([.W23]-[.K23])" office:value-type="float" office:value="-0.00019" calcext:value-type="float">
            <text:p>-0.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49099" calcext:value-type="float">
            <text:p>2.49099</text:p>
          </table:table-cell>
          <table:table-cell office:value-type="float" office:value="2.44785" calcext:value-type="float">
            <text:p>2.44785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1661" calcext:value-type="float">
            <text:p>2.51661</text:p>
          </table:table-cell>
          <table:table-cell office:value-type="float" office:value="2.45488" calcext:value-type="float">
            <text:p>2.45488</text:p>
          </table:table-cell>
          <table:table-cell office:value-type="float" office:value="-0.00037" calcext:value-type="float">
            <text:p>-0.000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49099" calcext:value-type="float">
            <text:p>2.49099</text:p>
          </table:table-cell>
          <table:table-cell office:value-type="float" office:value="2.44785" calcext:value-type="float">
            <text:p>2.44785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49099" calcext:value-type="float">
            <text:p>2.49099</text:p>
          </table:table-cell>
          <table:table-cell office:value-type="float" office:value="2.44785" calcext:value-type="float">
            <text:p>2.44785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table:formula="of:=SUM([.U24]-[.I24])" office:value-type="float" office:value="-0.02562" calcext:value-type="float">
            <text:p>-0.02562</text:p>
          </table:table-cell>
          <table:table-cell table:formula="of:=SUM([.V24]-[.J24])" office:value-type="float" office:value="-0.00703000000000031" calcext:value-type="float">
            <text:p>-0.00703</text:p>
          </table:table-cell>
          <table:table-cell table:formula="of:=SUM([.W24]-[.K24])" office:value-type="float" office:value="0.00038" calcext:value-type="float">
            <text:p>0.000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64457" calcext:value-type="float">
            <text:p>4.64457</text:p>
          </table:table-cell>
          <table:table-cell office:value-type="float" office:value="1.21394" calcext:value-type="float">
            <text:p>1.21394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63079" calcext:value-type="float">
            <text:p>4.63079</text:p>
          </table:table-cell>
          <table:table-cell office:value-type="float" office:value="1.17584" calcext:value-type="float">
            <text:p>1.17584</text:p>
          </table:table-cell>
          <table:table-cell office:value-type="float" office:value="-0.00059" calcext:value-type="float">
            <text:p>-0.000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64457" calcext:value-type="float">
            <text:p>4.64457</text:p>
          </table:table-cell>
          <table:table-cell office:value-type="float" office:value="1.21394" calcext:value-type="float">
            <text:p>1.21394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64457" calcext:value-type="float">
            <text:p>4.64457</text:p>
          </table:table-cell>
          <table:table-cell office:value-type="float" office:value="1.21394" calcext:value-type="float">
            <text:p>1.21394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table:formula="of:=SUM([.U25]-[.I25])" office:value-type="float" office:value="0.0137799999999997" calcext:value-type="float">
            <text:p>0.01378</text:p>
          </table:table-cell>
          <table:table-cell table:formula="of:=SUM([.V25]-[.J25])" office:value-type="float" office:value="0.0381" calcext:value-type="float">
            <text:p>0.0381</text:p>
          </table:table-cell>
          <table:table-cell table:formula="of:=SUM([.W25]-[.K25])" office:value-type="float" office:value="0.00058" calcext:value-type="float">
            <text:p>0.000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.15068" calcext:value-type="float">
            <text:p>2.15068</text:p>
          </table:table-cell>
          <table:table-cell office:value-type="float" office:value="0.86166" calcext:value-type="float">
            <text:p>0.861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447" calcext:value-type="float">
            <text:p>2.20447</text:p>
          </table:table-cell>
          <table:table-cell office:value-type="float" office:value="0.87187" calcext:value-type="float">
            <text:p>0.871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.15068" calcext:value-type="float">
            <text:p>2.15068</text:p>
          </table:table-cell>
          <table:table-cell office:value-type="float" office:value="0.86166" calcext:value-type="float">
            <text:p>0.861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.15068" calcext:value-type="float">
            <text:p>2.15068</text:p>
          </table:table-cell>
          <table:table-cell office:value-type="float" office:value="0.86166" calcext:value-type="float">
            <text:p>0.86166</text:p>
          </table:table-cell>
          <table:table-cell table:number-columns-repeated="2"/>
          <table:table-cell table:formula="of:=SUM([.U26]-[.I26])" office:value-type="float" office:value="0" calcext:value-type="float">
            <text:p>0</text:p>
          </table:table-cell>
          <table:table-cell table:formula="of:=SUM([.V26]-[.J26])" office:value-type="float" office:value="-0.0537900000000002" calcext:value-type="float">
            <text:p>-0.05379</text:p>
          </table:table-cell>
          <table:table-cell table:formula="of:=SUM([.W26]-[.K26])" office:value-type="float" office:value="-0.0102099999999999" calcext:value-type="float">
            <text:p>-0.010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4.6163" calcext:value-type="float">
            <text:p>-4.6163</text:p>
          </table:table-cell>
          <table:table-cell office:value-type="float" office:value="-1.27585" calcext:value-type="float">
            <text:p>-1.2758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.58777" calcext:value-type="float">
            <text:p>-4.58777</text:p>
          </table:table-cell>
          <table:table-cell office:value-type="float" office:value="-1.31218" calcext:value-type="float">
            <text:p>-1.31218</text:p>
          </table:table-cell>
          <table:table-cell office:value-type="float" office:value="-0.00037" calcext:value-type="float">
            <text:p>-0.000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.6163" calcext:value-type="float">
            <text:p>-4.6163</text:p>
          </table:table-cell>
          <table:table-cell office:value-type="float" office:value="-1.27585" calcext:value-type="float">
            <text:p>-1.2758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.6163" calcext:value-type="float">
            <text:p>-4.6163</text:p>
          </table:table-cell>
          <table:table-cell office:value-type="float" office:value="-1.27585" calcext:value-type="float">
            <text:p>-1.2758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table:formula="of:=SUM([.U27]-[.I27])" office:value-type="float" office:value="-0.0285299999999999" calcext:value-type="float">
            <text:p>-0.02853</text:p>
          </table:table-cell>
          <table:table-cell table:formula="of:=SUM([.V27]-[.J27])" office:value-type="float" office:value="0.03633" calcext:value-type="float">
            <text:p>0.03633</text:p>
          </table:table-cell>
          <table:table-cell table:formula="of:=SUM([.W27]-[.K27])" office:value-type="float" office:value="0.00036" calcext:value-type="float">
            <text:p>0.000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4.64457" calcext:value-type="float">
            <text:p>-4.64457</text:p>
          </table:table-cell>
          <table:table-cell office:value-type="float" office:value="1.21394" calcext:value-type="float">
            <text:p>1.21394</text:p>
          </table:table-cell>
          <table:table-cell office:value-type="float" office:value="-0.00003" calcext:value-type="float">
            <text:p>-3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.63079" calcext:value-type="float">
            <text:p>-4.63079</text:p>
          </table:table-cell>
          <table:table-cell office:value-type="float" office:value="1.17584" calcext:value-type="float">
            <text:p>1.17584</text:p>
          </table:table-cell>
          <table:table-cell office:value-type="float" office:value="-0.00059" calcext:value-type="float">
            <text:p>-0.000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.64457" calcext:value-type="float">
            <text:p>-4.64457</text:p>
          </table:table-cell>
          <table:table-cell office:value-type="float" office:value="1.21394" calcext:value-type="float">
            <text:p>1.21394</text:p>
          </table:table-cell>
          <table:table-cell office:value-type="float" office:value="-0.00003" calcext:value-type="float">
            <text:p>-3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.64457" calcext:value-type="float">
            <text:p>-4.64457</text:p>
          </table:table-cell>
          <table:table-cell office:value-type="float" office:value="1.21394" calcext:value-type="float">
            <text:p>1.21394</text:p>
          </table:table-cell>
          <table:table-cell office:value-type="float" office:value="-0.00003" calcext:value-type="float">
            <text:p>-3E-05</text:p>
          </table:table-cell>
          <table:table-cell table:number-columns-repeated="2"/>
          <table:table-cell table:formula="of:=SUM([.U28]-[.I28])" office:value-type="float" office:value="-0.0137799999999997" calcext:value-type="float">
            <text:p>-0.01378</text:p>
          </table:table-cell>
          <table:table-cell table:formula="of:=SUM([.V28]-[.J28])" office:value-type="float" office:value="0.0381" calcext:value-type="float">
            <text:p>0.0381</text:p>
          </table:table-cell>
          <table:table-cell table:formula="of:=SUM([.W28]-[.K28])" office:value-type="float" office:value="0.00056" calcext:value-type="float">
            <text:p>0.000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.49099" calcext:value-type="float">
            <text:p>-2.49099</text:p>
          </table:table-cell>
          <table:table-cell office:value-type="float" office:value="2.44785" calcext:value-type="float">
            <text:p>2.44785</text:p>
          </table:table-cell>
          <table:table-cell office:value-type="float" office:value="-0.00002" calcext:value-type="float">
            <text:p>-2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.51661" calcext:value-type="float">
            <text:p>-2.51661</text:p>
          </table:table-cell>
          <table:table-cell office:value-type="float" office:value="2.45488" calcext:value-type="float">
            <text:p>2.45488</text:p>
          </table:table-cell>
          <table:table-cell office:value-type="float" office:value="-0.00036" calcext:value-type="float">
            <text:p>-0.000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.49099" calcext:value-type="float">
            <text:p>-2.49099</text:p>
          </table:table-cell>
          <table:table-cell office:value-type="float" office:value="2.44785" calcext:value-type="float">
            <text:p>2.44785</text:p>
          </table:table-cell>
          <table:table-cell office:value-type="float" office:value="-0.00002" calcext:value-type="float">
            <text:p>-2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.49099" calcext:value-type="float">
            <text:p>-2.49099</text:p>
          </table:table-cell>
          <table:table-cell office:value-type="float" office:value="2.44785" calcext:value-type="float">
            <text:p>2.44785</text:p>
          </table:table-cell>
          <table:table-cell office:value-type="float" office:value="-0.00002" calcext:value-type="float">
            <text:p>-2E-05</text:p>
          </table:table-cell>
          <table:table-cell table:number-columns-repeated="2"/>
          <table:table-cell table:formula="of:=SUM([.U29]-[.I29])" office:value-type="float" office:value="0.02562" calcext:value-type="float">
            <text:p>0.02562</text:p>
          </table:table-cell>
          <table:table-cell table:formula="of:=SUM([.V29]-[.J29])" office:value-type="float" office:value="-0.00703000000000031" calcext:value-type="float">
            <text:p>-0.00703</text:p>
          </table:table-cell>
          <table:table-cell table:formula="of:=SUM([.W29]-[.K29])" office:value-type="float" office:value="0.00034" calcext:value-type="float">
            <text:p>0.000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073" calcext:value-type="float">
            <text:p>2.15073</text:p>
          </table:table-cell>
          <table:table-cell office:value-type="float" office:value="-0.86158" calcext:value-type="float">
            <text:p>-0.861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4" calcext:value-type="float">
            <text:p>2.2054</text:p>
          </table:table-cell>
          <table:table-cell office:value-type="float" office:value="-0.86997" calcext:value-type="float">
            <text:p>-0.869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073" calcext:value-type="float">
            <text:p>2.15073</text:p>
          </table:table-cell>
          <table:table-cell office:value-type="float" office:value="-0.86158" calcext:value-type="float">
            <text:p>-0.861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073" calcext:value-type="float">
            <text:p>2.15073</text:p>
          </table:table-cell>
          <table:table-cell office:value-type="float" office:value="-0.86158" calcext:value-type="float">
            <text:p>-0.86158</text:p>
          </table:table-cell>
          <table:table-cell table:number-columns-repeated="2"/>
          <table:table-cell table:formula="of:=SUM([.U30]-[.I30])" office:value-type="float" office:value="0" calcext:value-type="float">
            <text:p>0</text:p>
          </table:table-cell>
          <table:table-cell table:formula="of:=SUM([.V30]-[.J30])" office:value-type="float" office:value="-0.0546700000000002" calcext:value-type="float">
            <text:p>-0.05467</text:p>
          </table:table-cell>
          <table:table-cell table:formula="of:=SUM([.W30]-[.K30])" office:value-type="float" office:value="0.0083899999999999" calcext:value-type="float">
            <text:p>0.00839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pread of Z</text:p>
          </table:table-cell>
          <table:table-cell office:value-type="float" office:value="0.068939" calcext:value-type="float">
            <text:p>0.068939</text:p>
          </table:table-cell>
          <table:table-cell table:number-columns-repeated="4"/>
          <table:table-cell office:value-type="string" calcext:value-type="string">
            <text:p>Spread of Z</text:p>
          </table:table-cell>
          <table:table-cell office:value-type="float" office:value="0.06994604" calcext:value-type="float">
            <text:p>0.06994604</text:p>
          </table:table-cell>
          <table:table-cell table:number-columns-repeated="4"/>
          <table:table-cell office:value-type="string" calcext:value-type="string">
            <text:p>Spread of Z</text:p>
          </table:table-cell>
          <table:table-cell office:value-type="float" office:value="0.06893919" calcext:value-type="float">
            <text:p>0.06893919</text:p>
          </table:table-cell>
          <table:table-cell table:number-columns-repeated="5"/>
          <table:table-cell office:value-type="string" calcext:value-type="string">
            <text:p>Spread of Z</text:p>
          </table:table-cell>
          <table:table-cell office:value-type="float" office:value="0.06893919" calcext:value-type="float">
            <text:p>0.06893919</text:p>
          </table:table-cell>
          <table:table-cell table:number-columns-repeated="3"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 of Y</text:p>
          </table:table-cell>
          <table:table-cell office:value-type="float" office:value="1.428097" calcext:value-type="float">
            <text:p>1.428097</text:p>
          </table:table-cell>
          <table:table-cell table:number-columns-repeated="4"/>
          <table:table-cell office:value-type="string" calcext:value-type="string">
            <text:p>Spread of Y</text:p>
          </table:table-cell>
          <table:table-cell office:value-type="float" office:value="1.44477332" calcext:value-type="float">
            <text:p>1.44477332</text:p>
          </table:table-cell>
          <table:table-cell table:number-columns-repeated="4"/>
          <table:table-cell office:value-type="string" calcext:value-type="string">
            <text:p>Spread of Y</text:p>
          </table:table-cell>
          <table:table-cell office:value-type="float" office:value="1.42809744" calcext:value-type="float">
            <text:p>1.42809744</text:p>
          </table:table-cell>
          <table:table-cell table:number-columns-repeated="5"/>
          <table:table-cell office:value-type="string" calcext:value-type="string">
            <text:p>Spread of Y</text:p>
          </table:table-cell>
          <table:table-cell office:value-type="float" office:value="1.42809744" calcext:value-type="float">
            <text:p>1.4280974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 of X</text:p>
          </table:table-cell>
          <table:table-cell office:value-type="float" office:value="2.326731" calcext:value-type="float">
            <text:p>2.326731</text:p>
          </table:table-cell>
          <table:table-cell table:number-columns-repeated="4"/>
          <table:table-cell office:value-type="string" calcext:value-type="string">
            <text:p>Spread of X</text:p>
          </table:table-cell>
          <table:table-cell office:value-type="float" office:value="2.31545464" calcext:value-type="float">
            <text:p>2.31545464</text:p>
          </table:table-cell>
          <table:table-cell table:number-columns-repeated="4"/>
          <table:table-cell office:value-type="string" calcext:value-type="string">
            <text:p>Spread of X</text:p>
          </table:table-cell>
          <table:table-cell office:value-type="float" office:value="2.32673176" calcext:value-type="float">
            <text:p>2.32673176</text:p>
          </table:table-cell>
          <table:table-cell table:number-columns-repeated="5"/>
          <table:table-cell office:value-type="string" calcext:value-type="string">
            <text:p>Spread of X</text:p>
          </table:table-cell>
          <table:table-cell office:value-type="float" office:value="2.3673176" calcext:value-type="float">
            <text:p>2.367317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ox sym</text:p>
          </table:table-cell>
          <table:table-cell office:value-type="string" calcext:value-type="string">
            <text:p>Cs</text:p>
          </table:table-cell>
          <table:table-cell table:number-columns-repeated="4"/>
          <table:table-cell office:value-type="string" calcext:value-type="string">
            <text:p>Approx sym</text:p>
          </table:table-cell>
          <table:table-cell office:value-type="string" calcext:value-type="string">
            <text:p>C2v</text:p>
          </table:table-cell>
          <table:table-cell table:number-columns-repeated="4"/>
          <table:table-cell office:value-type="string" calcext:value-type="string">
            <text:p>Approx sym</text:p>
          </table:table-cell>
          <table:table-cell office:value-type="string" calcext:value-type="string">
            <text:p>Cs</text:p>
          </table:table-cell>
          <table:table-cell table:number-columns-repeated="5"/>
          <table:table-cell office:value-type="string" calcext:value-type="string">
            <text:p>Approx sym</text:p>
          </table:table-cell>
          <table:table-cell office:value-type="string" calcext:value-type="string">
            <text:p>Cs</text:p>
          </table:table-cell>
          <table:table-cell table:number-columns-repeated="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office:value-type="string" calcext:value-type="string">
            <text:p>Carbon flop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.688986" calcext:value-type="float">
            <text:p>3.688986</text:p>
          </table:table-cell>
          <table:table-cell office:value-type="float" office:value="-0.000009" calcext:value-type="float">
            <text:p>-9E-06</text:p>
          </table:table-cell>
          <table:table-cell table:number-columns-repeated="4"/>
          <table:table-cell office:value-type="float" office:value="3.655126" calcext:value-type="float">
            <text:p>3.655126</text:p>
          </table:table-cell>
          <table:table-cell office:value-type="float" office:value="-0.000208" calcext:value-type="float">
            <text:p>-0.0002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.466476" calcext:value-type="float">
            <text:p>2.466476</text:p>
          </table:table-cell>
          <table:table-cell office:value-type="float" office:value="-0.000004" calcext:value-type="float">
            <text:p>-4E-06</text:p>
          </table:table-cell>
          <table:table-cell table:number-columns-repeated="4"/>
          <table:table-cell office:value-type="float" office:value="2.448324" calcext:value-type="float">
            <text:p>2.448324</text:p>
          </table:table-cell>
          <table:table-cell office:value-type="float" office:value="0.000093" calcext:value-type="float">
            <text:p>9.3E-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.239075" calcext:value-type="float">
            <text:p>1.23907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  <table:table-cell office:value-type="float" office:value="1.234691" calcext:value-type="float">
            <text:p>1.234691</text:p>
          </table:table-cell>
          <table:table-cell office:value-type="float" office:value="0.000206" calcext:value-type="float">
            <text:p>0.0002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.26444" calcext:value-type="float">
            <text:p>1.26444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  <table:table-cell office:value-type="float" office:value="1.267315" calcext:value-type="float">
            <text:p>1.267315</text:p>
          </table:table-cell>
          <table:table-cell office:value-type="float" office:value="0.000127" calcext:value-type="float">
            <text:p>0.0001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.496372" calcext:value-type="float">
            <text:p>2.496372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  <table:table-cell office:value-type="float" office:value="2.496664" calcext:value-type="float">
            <text:p>2.496664</text:p>
          </table:table-cell>
          <table:table-cell office:value-type="float" office:value="-0.000267" calcext:value-type="float">
            <text:p>-0.0002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.707149" calcext:value-type="float">
            <text:p>3.707149</text:p>
          </table:table-cell>
          <table:table-cell office:value-type="float" office:value="-0.000006" calcext:value-type="float">
            <text:p>-6E-06</text:p>
          </table:table-cell>
          <table:table-cell table:number-columns-repeated="4"/>
          <table:table-cell office:value-type="float" office:value="3.67945" calcext:value-type="float">
            <text:p>3.67945</text:p>
          </table:table-cell>
          <table:table-cell office:value-type="float" office:value="-0.000384" calcext:value-type="float">
            <text:p>-0.0003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013" calcext:value-type="float">
            <text:p>1.3E-0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0314" calcext:value-type="float">
            <text:p>0.0003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017" calcext:value-type="float">
            <text:p>1.7E-0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0588" calcext:value-type="float">
            <text:p>0.0005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1.26444" calcext:value-type="float">
            <text:p>-1.26444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  <table:table-cell office:value-type="float" office:value="-1.267315" calcext:value-type="float">
            <text:p>-1.267315</text:p>
          </table:table-cell>
          <table:table-cell office:value-type="float" office:value="0.000128" calcext:value-type="float">
            <text:p>0.0001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1.239075" calcext:value-type="float">
            <text:p>-1.23907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  <table:table-cell office:value-type="float" office:value="-1.234691" calcext:value-type="float">
            <text:p>-1.234691</text:p>
          </table:table-cell>
          <table:table-cell office:value-type="float" office:value="0.0002" calcext:value-type="float">
            <text:p>0.00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2.466476" calcext:value-type="float">
            <text:p>-2.46647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  <table:table-cell office:value-type="float" office:value="-2.448324" calcext:value-type="float">
            <text:p>-2.448324</text:p>
          </table:table-cell>
          <table:table-cell office:value-type="float" office:value="0.000082" calcext:value-type="float">
            <text:p>8.2E-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.688986" calcext:value-type="float">
            <text:p>-3.688986</text:p>
          </table:table-cell>
          <table:table-cell office:value-type="float" office:value="-0.000009" calcext:value-type="float">
            <text:p>-9E-06</text:p>
          </table:table-cell>
          <table:table-cell table:number-columns-repeated="4"/>
          <table:table-cell office:value-type="float" office:value="-3.655126" calcext:value-type="float">
            <text:p>-3.655126</text:p>
          </table:table-cell>
          <table:table-cell office:value-type="float" office:value="-0.000219" calcext:value-type="float">
            <text:p>-0.0002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.707149" calcext:value-type="float">
            <text:p>-3.707149</text:p>
          </table:table-cell>
          <table:table-cell office:value-type="float" office:value="-0.000018" calcext:value-type="float">
            <text:p>-1.8E-05</text:p>
          </table:table-cell>
          <table:table-cell table:number-columns-repeated="4"/>
          <table:table-cell office:value-type="float" office:value="-3.67945" calcext:value-type="float">
            <text:p>-3.67945</text:p>
          </table:table-cell>
          <table:table-cell office:value-type="float" office:value="-0.00039" calcext:value-type="float">
            <text:p>-0.000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2.496372" calcext:value-type="float">
            <text:p>-2.496372</text:p>
          </table:table-cell>
          <table:table-cell office:value-type="float" office:value="-0.000013" calcext:value-type="float">
            <text:p>-1.3E-05</text:p>
          </table:table-cell>
          <table:table-cell table:number-columns-repeated="4"/>
          <table:table-cell office:value-type="float" office:value="-2.496664" calcext:value-type="float">
            <text:p>-2.496664</text:p>
          </table:table-cell>
          <table:table-cell office:value-type="float" office:value="-0.000266" calcext:value-type="float">
            <text:p>-0.00026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6T11:32:36.387904417</meta:creation-date>
    <meta:generator>LibreOffice/6.0.7.3$Linux_X86_64 LibreOffice_project/00m0$Build-3</meta:generator>
    <dc:date>2021-08-06T12:53:36.748992690</dc:date>
    <meta:editing-duration>PT19M19S</meta:editing-duration>
    <meta:editing-cycles>1</meta:editing-cycles>
    <meta:document-statistic meta:table-count="1" meta:cell-count="6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344cm" svg:height="6.217cm" xlink:href=".." xlink:type="simple" chart:class="chart:scatter" chart:style-name="ch1">
        <chart:plot-area chart:style-name="ch2" table:cell-range-address="Sheet1.B42:Sheet1.C55" svg:x="0.226cm" svg:y="0.124cm" svg:width="10.892cm" svg:height="5.969cm">
          <chartooo:coordinate-region svg:x="0.372cm" svg:y="0.323cm" svg:width="10.652cm" svg:height="5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42:Sheet1.C55" chart:class="chart:scatter">
            <chart:domain table:cell-range-address="Sheet1.B42:Sheet1.B55"/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88986">
                <text:p>3.688986</text:p>
                <draw:g>
                  <svg:desc>Sheet1.B42:Sheet1.B55</svg:desc>
                </draw:g>
              </table:table-cell>
              <table:table-cell office:value-type="float" office:value="-0.000009">
                <text:p>-0.000009</text:p>
                <draw:g>
                  <svg:desc>Sheet1.C42:Sheet1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66476">
                <text:p>2.46647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9075">
                <text:p>1.23907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444">
                <text:p>1.2644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96372">
                <text:p>2.49637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07149">
                <text:p>3.707149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6444">
                <text:p>-1.2644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39075">
                <text:p>-1.23907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466476">
                <text:p>-2.46647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88986">
                <text:p>-3.688986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707149">
                <text:p>-3.707149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496372">
                <text:p>-2.496372</text:p>
              </table:table-cell>
              <table:table-cell office:value-type="float" office:value="-0.000013">
                <text:p>-0.000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254cm" svg:height="5.712cm" xlink:href=".." xlink:type="simple" chart:class="chart:scatter" chart:style-name="ch1">
        <chart:plot-area chart:style-name="ch2" table:cell-range-address="Sheet1.H42:Sheet1.I55" svg:x="0.245cm" svg:y="0.114cm" svg:width="11.764cm" svg:height="5.484cm">
          <chartooo:coordinate-region svg:x="0.391cm" svg:y="0.251cm" svg:width="11.524cm" svg:height="5.0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I42:Sheet1.I55" chart:class="chart:scatter">
            <chart:domain table:cell-range-address="Sheet1.H42:Sheet1.H55"/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55126">
                <text:p>3.655126</text:p>
                <draw:g>
                  <svg:desc>Sheet1.H42:Sheet1.H55</svg:desc>
                </draw:g>
              </table:table-cell>
              <table:table-cell office:value-type="float" office:value="-0.000208">
                <text:p>-0.000208</text:p>
                <draw:g>
                  <svg:desc>Sheet1.I42:Sheet1.I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48324">
                <text:p>2.448324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4691">
                <text:p>1.234691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7315">
                <text:p>1.26731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96664">
                <text:p>2.496664</text:p>
              </table:table-cell>
              <table:table-cell office:value-type="float" office:value="-0.000267">
                <text:p>-0.000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7945">
                <text:p>3.67945</text:p>
              </table:table-cell>
              <table:table-cell office:value-type="float" office:value="-0.000384">
                <text:p>-0.000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588">
                <text:p>0.000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67315">
                <text:p>-1.26731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34691">
                <text:p>-1.23469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448324">
                <text:p>-2.448324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55126">
                <text:p>-3.655126</text:p>
              </table:table-cell>
              <table:table-cell office:value-type="float" office:value="-0.000219">
                <text:p>-0.000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67945">
                <text:p>-3.67945</text:p>
              </table:table-cell>
              <table:table-cell office:value-type="float" office:value="-0.00039">
                <text:p>-0.00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496664">
                <text:p>-2.496664</text:p>
              </table:table-cell>
              <table:table-cell office:value-type="float" office:value="-0.000266">
                <text:p>-0.0002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